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EZO CELIS, ALCIDES</text:p>
            <text:p text:style-name="P5"><text:span text:style-name="T15">Dni</text:span><text:span text:style-name="T14">:8025777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ONDEZO CELIS, ALCIDE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25777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6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33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AIR CARIBE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>ACL-1157</text:span></text:p>
          </table:table-cell>
          <table:table-cell table:style-name="Tabla3.A2" office:value-type="string">
            <text:p text:style-name="P6"><text:span text:style-name="T11">15:3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8:31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